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officeooo:paragraph-rsid="04bac9ed"/>
    </style:style>
    <style:style style:name="P3" style:family="paragraph" style:parent-style-name="Nelson_20_Text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4b93026"/>
    </style:style>
    <style:style style:name="P5" style:family="paragraph" style:parent-style-name="Standard">
      <style:text-properties officeooo:paragraph-rsid="04dc5a75"/>
    </style:style>
    <style:style style:name="T1" style:family="text">
      <style:text-properties officeooo:rsid="04a191ac"/>
    </style:style>
    <style:style style:name="T2" style:family="text">
      <style:text-properties officeooo:rsid="00166542"/>
    </style:style>
    <style:style style:name="T3" style:family="text">
      <style:text-properties officeooo:rsid="04b95653"/>
    </style:style>
    <style:style style:name="T4" style:family="text">
      <style:text-properties officeooo:rsid="04bac9ed"/>
    </style:style>
    <style:style style:name="T5" style:family="text">
      <style:text-properties officeooo:rsid="04bb0e07"/>
    </style:style>
    <style:style style:name="T6" style:family="text">
      <style:text-properties officeooo:rsid="04bbf5f5"/>
    </style:style>
    <style:style style:name="T7" style:family="text">
      <style:text-properties officeooo:rsid="04bd4773"/>
    </style:style>
    <style:style style:name="T8" style:family="text">
      <style:text-properties officeooo:rsid="04bd7bfd"/>
    </style:style>
    <style:style style:name="T9" style:family="text">
      <style:text-properties officeooo:rsid="04beb5b9"/>
    </style:style>
    <style:style style:name="T10" style:family="text">
      <style:text-properties officeooo:rsid="04bf767c"/>
    </style:style>
    <style:style style:name="T11" style:family="text">
      <style:text-properties officeooo:rsid="04c13784"/>
    </style:style>
    <style:style style:name="T12" style:family="text">
      <style:text-properties officeooo:rsid="04c1e114"/>
    </style:style>
    <style:style style:name="T13" style:family="text">
      <style:text-properties officeooo:rsid="04c31f84"/>
    </style:style>
    <style:style style:name="T14" style:family="text">
      <style:text-properties officeooo:rsid="04c446b8"/>
    </style:style>
    <style:style style:name="T15" style:family="text">
      <style:text-properties officeooo:rsid="04c50ba6"/>
    </style:style>
    <style:style style:name="T16" style:family="text">
      <style:text-properties officeooo:rsid="04c677ac"/>
    </style:style>
    <style:style style:name="T17" style:family="text">
      <style:text-properties officeooo:rsid="04c9591c"/>
    </style:style>
    <style:style style:name="T18" style:family="text">
      <style:text-properties officeooo:rsid="04ca011f"/>
    </style:style>
    <style:style style:name="T19" style:family="text">
      <style:text-properties officeooo:rsid="04cb3994"/>
    </style:style>
    <style:style style:name="T20" style:family="text">
      <style:text-properties officeooo:rsid="04cefd68"/>
    </style:style>
    <style:style style:name="T21" style:family="text">
      <style:text-properties officeooo:rsid="04d03d04"/>
    </style:style>
    <style:style style:name="T22" style:family="text">
      <style:text-properties officeooo:rsid="04d09316"/>
    </style:style>
    <style:style style:name="T23" style:family="text">
      <style:text-properties officeooo:rsid="04d21b5f"/>
    </style:style>
    <style:style style:name="T24" style:family="text">
      <style:text-properties officeooo:rsid="04d40d4f"/>
    </style:style>
    <style:style style:name="T25" style:family="text">
      <style:text-properties officeooo:rsid="04d5b3e0"/>
    </style:style>
    <style:style style:name="T26" style:family="text">
      <style:text-properties officeooo:rsid="04d6c57e"/>
    </style:style>
    <style:style style:name="T27" style:family="text">
      <style:text-properties officeooo:rsid="04d80e41"/>
    </style:style>
    <style:style style:name="T28" style:family="text">
      <style:text-properties officeooo:rsid="04d9276a"/>
    </style:style>
    <style:style style:name="T29" style:family="text">
      <style:text-properties officeooo:rsid="04d9baeb"/>
    </style:style>
    <style:style style:name="T30" style:family="text">
      <style:text-properties officeooo:rsid="04dc5a75"/>
    </style:style>
    <style:style style:name="T31" style:family="text">
      <style:text-properties officeooo:rsid="04dc6bb4"/>
    </style:style>
    <style:style style:name="T32" style:family="text">
      <style:text-properties officeooo:rsid="04dd7493"/>
    </style:style>
    <style:style style:name="T33" style:family="text">
      <style:text-properties officeooo:rsid="04de73ec"/>
    </style:style>
    <style:style style:name="T34" style:family="text">
      <style:text-properties officeooo:rsid="04dff2b1"/>
    </style:style>
    <style:style style:name="T35" style:family="text">
      <style:text-properties officeooo:rsid="04e0fb01"/>
    </style:style>
    <style:style style:name="T36" style:family="text">
      <style:text-properties officeooo:rsid="04e16070"/>
    </style:style>
    <style:style style:name="T37" style:family="text">
      <style:text-properties officeooo:rsid="04e1e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Cher Savoir-Faire Linux</text:span>,</text:p>
      <text:p text:style-name="Nelson_20_Text">Je viens tout juste de voir votre offre d'emploi <text:span text:style-name="T3">comme consultant/intégrateur web</text:span> et je suis <text:span text:style-name="T3">fort </text:span>heureux de constater que <text:span text:style-name="T3">vous avez </text:span><text:span text:style-name="T20">maintenant</text:span><text:span text:style-name="T3"> un emploi </text:span><text:span text:style-name="T21">disponible qui est </text:span><text:span text:style-name="T3">conforme à mes compétences </text:span><text:span text:style-name="T31">et mon expérience</text:span>. <text:span text:style-name="T2">C'est donc avec enthousiasme que je vous invite à</text:span> consulter mon CV, <text:span text:style-name="T3">celui-ci</text:span> <text:span text:style-name="T2">contenant aussi</text:span> mes lettres de références, mais aussi mon profil Linkedin (qui est disponible autant en français qu'en anglais) afin d'en découvrir beaucoup plus sur mon expérience, mes habiletés et compétences:</text:p>
      <text:p text:style-name="P4"/>
      <text:p text:style-name="P4"><text:a xlink:type="simple" xlink:href="http://www.linkedin.com/profile/view?locale=fr_FR&amp;id=95761230&amp;trk=tab_pro">http://www.linkedin.com/profile/view?locale=fr_FR&amp;id=95761230&amp;trk=tab_pro</text:a></text:p>
      <text:p text:style-name="P4"/>
      <text:p text:style-name="Nelson_20_Text"><text:span text:style-name="T3">Je </text:span><text:span text:style-name="T4">tient à souligner qu</text:span><text:span text:style-name="T32">e</text:span><text:span text:style-name="T4"> je </text:span><text:span text:style-name="T3">suis </text:span><text:span text:style-name="T35">aussi</text:span><text:span text:style-name="T3"> un grand passionné </text:span><text:span text:style-name="T6">(pour ne pas dire </text:span><text:span text:style-name="T33">quasi</text:span><text:span text:style-name="T16"> </text:span><text:span text:style-name="T6">« militant » ou « activiste »!)</text:span><text:span text:style-name="T3"> du logiciel libre depuis des années et j'utilise Linux à temps plein depuis le début du millénnaire </text:span><text:span text:style-name="T6">sinon avant</text:span><text:span text:style-name="T3">. Celà fait des années que j'en fait</text:span><text:span text:style-name="T6"> activement</text:span><text:span text:style-name="T3"> la promotion sur plusieurs tribunes sur le web, et </text:span><text:span text:style-name="T4">c'est </text:span><text:span text:style-name="T22">ainsi </text:span><text:span text:style-name="T6">entre autres</text:span><text:span text:style-name="T3"> que j'ai fondé le site de réseautage social « </text:span><text:a xlink:type="simple" xlink:href="http://geeksghetto.ning.com/"><text:span text:style-name="T3">Le Ghetto des Geeks</text:span></text:a><text:span text:style-name="T3"> » </text:span><text:span text:style-name="T6">pour les mordus, </text:span><text:span text:style-name="T3">aux alentours de 2006. Au fil des </text:span><text:span text:style-name="T4">dix </text:span><text:span text:style-name="T3">dernières années, j'ai administré quelques serveurs Debian et </text:span><text:span text:style-name="T4">beaucoup </text:span><text:span text:style-name="T3">fait la promotion du logiciel libre en Chine, à Shanghai, auprès de plusieurs institutions scolaires </text:span><text:span text:style-name="T4">et écoles primaires </text:span><text:span text:style-name="T6">là-bas</text:span><text:span text:style-name="T3">. J'ai d'ailleurs réussi à influencer et ainsi « convertir » quelques écoles </text:span><text:span text:style-name="T6">des alentours</text:span><text:span text:style-name="T3"> ainsi que trois des campus auxquels j'étais en charge d'utiliser Ubuntu et Edubuntu sur les postes de leur lab</text:span><text:span text:style-name="T7">oratoires</text:span><text:span text:style-name="T3"> informatique. Le campus où je travaillais a ainsi fait la transition vers Linux dès 2006 </text:span><text:span text:style-name="T4">et économisé beaucoup d'argent en plus de résoudre leurs problèmes </text:span><text:span text:style-name="T23">légaux (c</text:span><text:span text:style-name="T4">'est qu'a</text:span><text:span text:style-name="T3">uparavant ils utilisaient </text:span><text:span text:style-name="T8">surtout</text:span><text:span text:style-name="T3"> des versions piratées de Windows, comme beaucoup d'</text:span><text:span text:style-name="T24">autres </text:span><text:span text:style-name="T3">entreprises en Chine d'ailleurs).</text:span></text:p>
      <text:p text:style-name="P2"><text:span text:style-name="T4">J'ai aussi agi comme précurseur du libre à </text:span><text:span text:style-name="T17">l'</text:span><text:span text:style-name="T4">école </text:span><text:span text:style-name="T17">où j'étais basé,</text:span><text:span text:style-name="T4"> en y instaurant dès 2005 des systèmes administratifs basés sur le libre, serveurs Debian agissant comme serveurs de fichiers, serveurs web Apache avec site web basé sur Drupal, système d'enseignement à distance Moodle, </text:span><text:span text:style-name="T25">serveur de courriel postfix/courier </text:span><text:span text:style-name="T4">et bien plus. J'ai </text:span><text:span text:style-name="T9">aussi</text:span><text:span text:style-name="T4"> développé à l'interne des systèmes d'administration web pour gérer les informations sur les étudiants </text:span><text:span text:style-name="T10">en</text:span><text:span text:style-name="T4"> PHP et MySQL et aider les enseignants à préparer leurs plans de cours via une interface web. À plusieurs reprises les dirigeants de notre institution étaient prêts soit à pirater ou à débourser des milliers de dollars en logiciels Microsoft </text:span><text:span text:style-name="T11">ou autres solutions propriétaires dispendieuses </text:span><text:span text:style-name="T4">mais j'ai su </text:span><text:span text:style-name="T26">chaque fois </text:span><text:span text:style-name="T4">les convaincre des avantages de passer au libre </text:span><text:span text:style-name="T11">et</text:span><text:span text:style-name="T4"> je leur ait </text:span><text:span text:style-name="T11">ainsi</text:span><text:span text:style-name="T4"> fait épargner é</text:span><text:span text:style-name="T12">normément</text:span><text:span text:style-name="T4">, en plus de les faire profiter de systèmes plus stables et plus performants, </text:span><text:span text:style-name="T18">dont ils ont </text:span><text:span text:style-name="T19">en plus </text:span><text:span text:style-name="T27">l'</text:span><text:span text:style-name="T19">accès au</text:span><text:span text:style-name="T18"> code source.</text:span></text:p>
      <text:p text:style-name="Nelson_20_Text">Après avoir travaillé <text:span text:style-name="T5">presque </text:span>10 ans en Chine, j'ai décidé au printemps dernier de ne pas renouveller mon contrat avec mon ancien employeur, <text:span text:style-name="T28">simplement </text:span>car je voulais revenir vivre plus près de mes proches au Québec. Je suis maintenant <text:span text:style-name="T13">tout frais arrivé</text:span> à Montréal et je souhaite<text:span text:style-name="T14">rais bien </text:span>y rester pour plusieurs année<text:span text:style-name="T34">s</text:span>. <text:span text:style-name="T6">J'écris présentement des chroniques hebdomadaires sur Linux (entre autres) sur le </text:span><text:a xlink:type="simple" xlink:href="http://www.nelsondumais.com/author/david-gagnon/"><text:span text:style-name="T6">Magazine de Nelson Dumais</text:span></text:a><text:span text:style-name="T6">. </text:span><text:span text:style-name="T15">J'ai pensé que ceci pouvait vous être aussi d'intérêt. </text:span><text:span text:style-name="T36">Comme vous le constaterez dans mon CV j</text:span><text:span text:style-name="T34">'ai </text:span><text:span text:style-name="T37">plusieurs années d'</text:span><text:span text:style-name="T34">expérience en tant que développeur/intégrateur web mais je suis </text:span><text:span text:style-name="T35">aussi</text:span><text:span text:style-name="T34"> ouvert à toute </text:span><text:span text:style-name="T35">autre </text:span><text:span text:style-name="T34">position disponible </text:span><text:span text:style-name="T36">compatible avec mes compétences. </text:span></text:p>
      <text:p text:style-name="P4"/>
      <text:p text:style-name="P4"><text:span text:style-name="T15">Merci pour votre attention, e</text:span>n espérant avoir de vos nouvelles <text:span text:style-name="T29">prochainement</text:span>,</text:p>
      <text:p text:style-name="P4"/>
      <text:p text:style-name="P4"><text:span text:style-name="T1">David Gagnon</text:span></text:p>
      <text:p text:style-name="P5"><text:a xlink:type="simple" xlink:href="mailto:toogreen@gmail.com"><text:span text:style-name="T30">toogreen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="100%"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="100%"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="100%"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2-11-05T10:59:24</dc:date>
    <meta:editing-duration>P3DT2H34M17S</meta:editing-duration>
    <meta:editing-cycles>1217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9" meta:word-count="553" meta:character-count="3564" meta:non-whitespace-character-count="3019"/>
  </office:meta>
</office:document-meta>
</file>